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75cm"/>
    </style:style>
    <style:style style:name="co2" style:family="table-column">
      <style:table-column-properties fo:break-before="auto" style:column-width="14.907cm"/>
    </style:style>
    <style:style style:name="co3" style:family="table-column">
      <style:table-column-properties fo:break-before="auto" style:column-width="2.889cm"/>
    </style:style>
    <style:style style:name="co4" style:family="table-column">
      <style:table-column-properties fo:break-before="auto" style:column-width="11.552cm"/>
    </style:style>
    <style:style style:name="co5" style:family="table-column">
      <style:table-column-properties fo:break-before="auto" style:column-width="15.753cm"/>
    </style:style>
    <style:style style:name="co6" style:family="table-column">
      <style:table-column-properties fo:break-before="auto" style:column-width="8.01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ta1" style:family="table" style:master-page-name="TAB_5f_Foglio1">
      <style:table-properties table:display="true" style:writing-mode="lr-tb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1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order="non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1" table:print-ranges="Foglio1.A1:Foglio1.D1048448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row table:style-name="ro1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7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45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777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23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35331</text:p>
          </table:table-cell>
          <table:table-cell table:style-name="ce1" table:number-columns-repeated="2"/>
          <table:table-cell table:style-name="ce13" table:number-columns-repeated="5"/>
          <table:table-cell table:style-name="ce1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95833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838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99013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01760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4315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STUDIO CUCCHI SANSEGOLO ASSOC.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22813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314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94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794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640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AURA.BONFADELLI@BPV.IT" xlink:type="simple">LAURA.BONFADELLI@BPV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 – DIRETT.MARCO SCIPIO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IOEGIDIO.SCIPIONI@BANCOPOPOLARE.IT" xlink:type="simple">MARIOEGIDIO.SCIPIONI@BANCOPOPOLAR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PIERMARCO FRINZI (DIRETT.FILIAL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27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459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3146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316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9686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9-892343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4590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06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156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20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30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PIETRO.POZZATO@CEREABANCA1897.IT" xlink:type="simple">PIETRO.POZZATO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SIG.RA GLO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6338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UFFICIO SIG.RA GLO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EREGATO PIER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55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4-58235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4-58235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184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19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17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901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8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1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GGINI RUDY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450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246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1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7291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53870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871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0945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077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496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38386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829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PARD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EOP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8193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326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8822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350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2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1-99279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239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1-93260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93200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331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442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2017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9001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1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1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.STE.MI – BASSANI (LUS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.STE.MI – BASSANI (LUS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223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57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7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0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3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23998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02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(PREFISSO PER FISSI 0033 E SI TOGLIE UNO “0”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09547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53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3490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3490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30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009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7" office:value-type="string" calcext:value-type="string">
            <text:p>340-406989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1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461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80330818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1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18089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577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485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0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34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042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7019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107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PAK (CASSETTE POLISTIROLO) AZ CESSATA</text:p>
          </table:table-cell>
          <table:table-cell table:style-name="ce1" office:value-type="string" calcext:value-type="string">
            <text:p>NUOVO PROP.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89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PAK (CASSETTE POLISTIROLO) AZ CESSATA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3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3341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3-470269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3" office:value-type="string" calcext:value-type="string">
            <text:p>0382-34282</text:p>
          </table:table-cell>
          <table:table-cell table:number-columns-repeated="1018"/>
        </table:table-row>
        <table:table-row table:style-name="ro2" table:number-rows-repeated="11">
          <table:table-cell table:number-columns-repeated="3"/>
          <table:table-cell table:style-name="ce3"/>
          <table:table-cell table:number-columns-repeated="1018"/>
        </table:table-row>
        <table:table-row table:style-name="ro2" table:number-rows-repeated="3023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 table:number-rows-repeated="1016631">
          <table:table-cell table:number-columns-repeated="1022"/>
        </table:table-row>
        <table:table-row table:style-name="ro4" table:number-rows-repeated="6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5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5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16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2:Foglio1.AMJ1048569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09" number:language="ja" number:country="JP">
      <number:day/>
      <number:text>/</number:text>
      <number:month/>
      <number:text>/</number:text>
      <number:year/>
    </number:date-style>
    <number:date-style style:name="N1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0/00/0000</text:date>, <text:time style:data-style-name="N2" text:time-value="0000-00-00T00:00:01.69760569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creation-date>2006-08-22T11:19:42</meta:creation-date>
    <dc:date>2014-01-07T10:13:08.812000000</dc:date>
    <meta:editing-cycles>106</meta:editing-cycles>
    <meta:editing-duration>PT21H15M31S</meta:editing-duration>
    <meta:print-date>2011-04-05T12:02:08.39</meta:print-date>
    <meta:document-statistic meta:table-count="3" meta:cell-count="6128" meta:object-count="0"/>
    <meta:user-defined meta:name="Info 1"/>
    <meta:user-defined meta:name="Info 2"/>
    <meta:user-defined meta:name="Info 3"/>
    <meta:user-defined meta:name="Info 4"/>
  </office:meta>
</office:document-meta>
</file>